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ans1" svg:font-family="'Luxi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 fo:margin-left="-0.239in" fo:margin-right="-0.2228in" fo:text-align="center" style:justify-single-word="false" fo:text-indent="0in" style:auto-text-indent="false"/>
    </style:style>
    <style:style style:name="P5" style:family="paragraph" style:parent-style-name="Standard">
      <style:paragraph-properties fo:margin-left="0.502in" fo:margin-right="0.3827in" fo:text-indent="0in" style:auto-text-indent="false"/>
    </style:style>
    <style:style style:name="P6" style:family="paragraph" style:parent-style-name="Standard">
      <style:paragraph-properties fo:margin-left="0.502in" fo:margin-right="0.3827in" fo:text-indent="0in" style:auto-text-indent="false"/>
      <style:text-properties officeooo:paragraph-rsid="000ed82f"/>
    </style:style>
    <style:style style:name="P7" style:family="paragraph" style:parent-style-name="Standard">
      <style:paragraph-properties fo:margin-left="0.502in" fo:margin-right="0.3827in" fo:text-indent="0in" style:auto-text-indent="false"/>
      <style:text-properties officeooo:rsid="000ccc0c" officeooo:paragraph-rsid="000ccc0c"/>
    </style:style>
    <style:style style:name="P8" style:family="paragraph" style:parent-style-name="Standard">
      <style:paragraph-properties fo:margin-left="0.502in" fo:margin-right="0.3827in" fo:text-indent="0in" style:auto-text-indent="false"/>
      <style:text-properties officeooo:rsid="000d7e0a" officeooo:paragraph-rsid="000d7e0a"/>
    </style:style>
    <style:style style:name="P9" style:family="paragraph" style:parent-style-name="Standard">
      <style:paragraph-properties fo:margin-left="0.502in" fo:margin-right="0.3827in" fo:text-indent="0in" style:auto-text-indent="false"/>
      <style:text-properties officeooo:rsid="000d7e0a" officeooo:paragraph-rsid="000ed82f"/>
    </style:style>
    <style:style style:name="P10" style:family="paragraph" style:parent-style-name="Standard">
      <style:paragraph-properties fo:margin-left="0.502in" fo:margin-right="0.3827in" fo:text-indent="0in" style:auto-text-indent="false"/>
      <style:text-properties fo:font-size="7.80000019073486pt" officeooo:rsid="000f6b9c" officeooo:paragraph-rsid="000f6b9c" style:font-size-asian="7.80000019073486pt" style:font-size-complex="7.80000019073486pt"/>
    </style:style>
    <style:style style:name="P11" style:family="paragraph" style:parent-style-name="Standard">
      <style:paragraph-properties fo:margin-left="0.502in" fo:margin-right="0.3827in" fo:text-indent="0in" style:auto-text-indent="false"/>
      <style:text-properties officeooo:rsid="000f6b9c" officeooo:paragraph-rsid="000f6b9c"/>
    </style:style>
    <style:style style:name="P12" style:family="paragraph" style:parent-style-name="Standard" style:list-style-name="WW8Num2"/>
    <style:style style:name="P13" style:family="paragraph" style:parent-style-name="Standard">
      <style:text-properties officeooo:rsid="0012a1c3"/>
    </style:style>
    <style:style style:name="P14" style:family="paragraph" style:parent-style-name="Standard">
      <style:paragraph-properties fo:margin-left="0.502in" fo:margin-right="0.3827in" fo:text-indent="0in" style:auto-text-indent="false"/>
      <style:text-properties officeooo:rsid="0012a12e" officeooo:paragraph-rsid="0012a12e"/>
    </style:style>
    <style:style style:name="P15" style:family="paragraph" style:parent-style-name="Standard">
      <style:paragraph-properties fo:margin-left="0.502in" fo:margin-right="0.3827in" fo:text-indent="0in" style:auto-text-indent="false"/>
      <style:text-properties officeooo:rsid="0012a1c3" officeooo:paragraph-rsid="0012a1c3"/>
    </style:style>
    <style:style style:name="P16" style:family="paragraph" style:parent-style-name="Standard">
      <style:paragraph-properties fo:margin-left="0.502in" fo:margin-right="0.3827in" fo:text-indent="0in" style:auto-text-indent="false"/>
      <style:text-properties officeooo:rsid="0012a1c3" officeooo:paragraph-rsid="0013ed02"/>
    </style:style>
    <style:style style:name="T1" style:family="text">
      <style:text-properties officeooo:rsid="000d7e0a"/>
    </style:style>
    <style:style style:name="T2" style:family="text">
      <style:text-properties officeooo:rsid="000ed82f"/>
    </style:style>
    <style:style style:name="Sect1" style:family="section">
      <style:section-properties text:dont-balance-text-columns="false" style:editable="false">
        <style:columns fo:column-count="3">
          <style:column style:rel-width="1440*" fo:start-indent="0in" fo:end-indent="0in"/>
          <style:column style:rel-width="6754*" fo:start-indent="0in" fo:end-indent="0in"/>
          <style:column style:rel-width="1444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38000071" text:style-name="WW8Num2">
        <text:list-item>
          <text:p text:style-name="P12">Write a program called PWriter that takes input from a file and places it one item at a time into a named pipe called “mypiper”.</text:p>
        </text:list-item>
      </text:list>
      <text:p text:style-name="Standard"/>
      <text:p text:style-name="P5">/*PWriter.c*/ </text:p>
      <text:p text:style-name="P5">#include &lt;sys/types.h&gt; </text:p>
      <text:p text:style-name="P5">#include &lt;sys/stat.h&gt; </text:p>
      <text:p text:style-name="P5">#include &lt;unistd.h&gt; </text:p>
      <text:p text:style-name="P5">#include &lt;fcntl.h&gt; </text:p>
      <text:p text:style-name="P5">#include &lt;stdio.h&gt; </text:p>
      <text:p text:style-name="P5">#include &lt;stdlib.h&gt; </text:p>
      <text:p text:style-name="P5">#define MAX_Length 100 </text:p>
      <text:p text:style-name="P5">#define PIPE_Location "/tmp/mypiper" </text:p>
      <text:p text:style-name="P5"><text:s/></text:p>
      <text:p text:style-name="P5">int main(int argc, char* argv[]) </text:p>
      <text:p text:style-name="P5">{ </text:p>
      <text:p text:style-name="P5"><text:tab/>char line[MAX_Length]; </text:p>
      <text:p text:style-name="P5"><text:tab/>int pipe; </text:p>
      <text:p text:style-name="P5"><text:tab/>FILE *file; </text:p>
      <text:p text:style-name="P5"><text:tab/>if(argc != 2) </text:p>
      <text:p text:style-name="P5"><text:tab/>{ </text:p>
      <text:p text:style-name="P5"><text:tab/><text:tab/>printf("[Usage]: %s file\n",argv[0]); </text:p>
      <text:p text:style-name="P5"><text:tab/><text:tab/>return 0; </text:p>
      <text:p text:style-name="P5"><text:tab/>} </text:p>
      <text:p text:style-name="P5"><text:tab/>if((file=fopen(argv[1],"rt")) == NULL) </text:p>
      <text:p text:style-name="P5"><text:tab/>{ </text:p>
      <text:p text:style-name="P5"><text:tab/><text:tab/>printf("Error with file\n"); </text:p>
      <text:p text:style-name="P5"><text:tab/><text:tab/>exit(0); </text:p>
      <text:p text:style-name="P5"><text:tab/>} </text:p>
      <text:p text:style-name="P5"><text:tab/>fgets(line, MAX_Length, file); </text:p>
      <text:p text:style-name="P5"><text:tab/>fclose(file); </text:p>
      <text:p text:style-name="P5"/>
      <text:p text:style-name="P5"><text:tab/>//open a pipe mypiper </text:p>
      <text:p text:style-name="P5"><text:tab/>pipe = open(PIPE_Location, O_WRONLY); </text:p>
      <text:p text:style-name="P5"><text:tab/>write(pipe, line, strlen(line)); </text:p>
      <text:p text:style-name="P5"><text:tab/>close(pipe); </text:p>
      <text:p text:style-name="P5"><text:tab/>return 0; </text:p>
      <text:p text:style-name="P5">}</text:p>
      <text:p text:style-name="P5"/>
      <text:p text:style-name="P14">/*write.txt*/ </text:p>
      <text:p text:style-name="P14">This is a test... 1 2 3 </text:p>
      <text:p text:style-name="Standard"/>
      <text:list xml:id="list1570559135" text:continue-numbering="true" text:style-name="WW8Num2">
        <text:list-item>
          <text:p text:style-name="P12">Write a second program called PReader that takes items from the named pipe “mypiper” and sends them to the standard output for display; include a time tag on the output.</text:p>
        </text:list-item>
      </text:list>
      <text:p text:style-name="P13"/>
      <text:p text:style-name="P5">/*PReader.c*/ </text:p>
      <text:p text:style-name="P5">#include &lt;fcntl.h&gt; </text:p>
      <text:p text:style-name="P5">#include &lt;stdio.h&gt; </text:p>
      <text:p text:style-name="P5">#include &lt;time.h&gt; </text:p>
      <text:p text:style-name="P5"/>
      <text:p text:style-name="P5"><text:soft-page-break/>#define MAX_Length 200 </text:p>
      <text:p text:style-name="P5">#define PIPE_Location "/tmp/mypiper" </text:p>
      <text:p text:style-name="P5"><text:s/></text:p>
      <text:p text:style-name="P5">int main(int argc, char* argv[]) </text:p>
      <text:p text:style-name="P5">{ </text:p>
      <text:p text:style-name="P5"><text:tab/>char line[MAX_Length]; </text:p>
      <text:p text:style-name="P5"><text:tab/>int pipe; </text:p>
      <text:p text:style-name="P5"><text:tab/>time_t rawtime; </text:p>
      <text:p text:style-name="P5"><text:tab/>struct tm *timeinfo; </text:p>
      <text:p text:style-name="P5"/>
      <text:p text:style-name="P5"><text:tab/>time(&amp;rawtime); </text:p>
      <text:p text:style-name="P5"><text:tab/>timeinfo = localtime(&amp;rawtime); </text:p>
      <text:p text:style-name="P5"/>
      <text:p text:style-name="P5"><text:tab/>//open a pipe mypiper as read only </text:p>
      <text:p text:style-name="P5"><text:tab/>pipe = open(PIPE_Location, O_RDONLY); </text:p>
      <text:p text:style-name="P5"><text:tab/>read(pipe, line, MAX_Length); </text:p>
      <text:p text:style-name="P5"><text:tab/>close(pipe); </text:p>
      <text:p text:style-name="P5"><text:tab/>printf("\n%s \n%s\n",line,asctime(timeinfo)); </text:p>
      <text:p text:style-name="P5"><text:tab/>return 0; </text:p>
      <text:p text:style-name="P5">}</text:p>
      <text:p text:style-name="Standard"/>
      <text:list xml:id="list1838040271" text:continue-numbering="true" text:style-name="WW8Num2">
        <text:list-item>
          <text:p text:style-name="P12">Create a server process (program) which creates a socket named Mysocket and places some items (cake, turkey, and stuffing) into the socket file.</text:p>
        </text:list-item>
      </text:list>
      <text:p text:style-name="Standard"/>
      <text:p text:style-name="P7">/*Send-Mysocket.c*/ </text:p>
      <text:p text:style-name="P7">#include &lt;stdio.h&gt; </text:p>
      <text:p text:style-name="P7">#include &lt;stdlib.h&gt; </text:p>
      <text:p text:style-name="P7">#include &lt;signal.h&gt; </text:p>
      <text:p text:style-name="P7">#include &lt;sys/types.h&gt; </text:p>
      <text:p text:style-name="P7">#include &lt;sys/file.h&gt; </text:p>
      <text:p text:style-name="P7">#include &lt;sys/socket.h&gt; </text:p>
      <text:p text:style-name="P7">#include &lt;sys/un.h&gt; </text:p>
      <text:p text:style-name="P7">#define MAX_Length 100 </text:p>
      <text:p text:style-name="P7">int main(int argc, char* argv[]) </text:p>
      <text:p text:style-name="P7">{ </text:p>
      <text:p text:style-name="P7"><text:tab/>int soc,n; </text:p>
      <text:p text:style-name="P7"><text:tab/>char buf[MAX_Length] ; </text:p>
      <text:p text:style-name="P7"><text:tab/>struct sockaddr_un peer={AF_UNIX, "Mysocket"}; </text:p>
      <text:p text:style-name="P7"><text:tab/>FILE *file; </text:p>
      <text:p text:style-name="P7"/>
      <text:p text:style-name="P7"><text:tab/>if(argc != 2) </text:p>
      <text:p text:style-name="P7"><text:tab/>{ </text:p>
      <text:p text:style-name="P7"><text:tab/><text:tab/>printf("[Usage]: %s (file with items)\n",argv[0]); </text:p>
      <text:p text:style-name="P7"><text:tab/><text:tab/>return 0; </text:p>
      <text:p text:style-name="P7"><text:tab/>} </text:p>
      <text:p text:style-name="P7"><text:tab/>if((file=fopen(argv[1],"rt")) == NULL) </text:p>
      <text:p text:style-name="P7"><text:tab/>{ </text:p>
      <text:p text:style-name="P7"><text:tab/><text:tab/>printf("Error with file\n"); </text:p>
      <text:p text:style-name="P7"><text:tab/><text:tab/>exit(0); </text:p>
      <text:p text:style-name="P7"><text:soft-page-break/><text:tab/>} </text:p>
      <text:p text:style-name="P7"><text:tab/>fgets(buf, MAX_Length, file); </text:p>
      <text:p text:style-name="P7"><text:tab/>fclose(file); </text:p>
      <text:p text:style-name="P7"><text:s/></text:p>
      <text:p text:style-name="P7"><text:tab/>soc = socket(AF_UNIX, SOCK_DGRAM, 0); </text:p>
      <text:p text:style-name="P7"><text:tab/>if ( access(peer.sun_path, F_OK) &gt; -1 ) </text:p>
      <text:p text:style-name="P7"><text:tab/>{ </text:p>
      <text:p text:style-name="P7"><text:tab/><text:tab/>n = sendto(soc, buf, strlen(buf), 0, &amp;peer, sizeof(peer)); </text:p>
      <text:p text:style-name="P7"><text:tab/><text:tab/>if ( n &lt; 0 ) </text:p>
      <text:p text:style-name="P7"><text:tab/><text:tab/>{ </text:p>
      <text:p text:style-name="P7"><text:tab/><text:tab/><text:tab/>fprintf(stderr, "sendto failed\n"); </text:p>
      <text:p text:style-name="P7"><text:tab/><text:tab/><text:tab/>exit(1); </text:p>
      <text:p text:style-name="P7"><text:tab/><text:tab/>} </text:p>
      <text:p text:style-name="P7"><text:tab/><text:tab/>printf("Sender: %d characters sent!\n", n); </text:p>
      <text:p text:style-name="P7"><text:tab/><text:tab/>close(soc); </text:p>
      <text:p text:style-name="P7"><text:tab/>} </text:p>
      <text:p text:style-name="P7"><text:tab/>return(0); </text:p>
      <text:p text:style-name="P7">}</text:p>
      <text:p text:style-name="P7"/>
      <text:p text:style-name="P7"/>
      <text:p text:style-name="P7">/*items.txt*/ </text:p>
      <text:p text:style-name="P7">cake, turkey, and stuffing</text:p>
      <text:p text:style-name="Standard"/>
      <text:list xml:id="list993059330" text:continue-numbering="true" text:style-name="WW8Num2">
        <text:list-item>
          <text:p text:style-name="P12">Create a client process which requests a connection to Mysocket; show that you get a connection.</text:p>
        </text:list-item>
      </text:list>
      <text:p text:style-name="Standard"/>
      <text:p text:style-name="P8">/*Receiver-Mysocket.c*/</text:p>
      <text:p text:style-name="P8">#include &lt;stdio.h&gt; </text:p>
      <text:p text:style-name="P8">#include &lt;stdlib.h&gt; </text:p>
      <text:p text:style-name="P8">#include &lt;signal.h&gt; </text:p>
      <text:p text:style-name="P8">#include &lt;sys/types.h&gt; </text:p>
      <text:p text:style-name="P8">#include &lt;sys/socket.h&gt; </text:p>
      <text:p text:style-name="P8">#include &lt;sys/un.h&gt; </text:p>
      <text:p text:style-name="P8"/>
      <text:p text:style-name="P8">void cleanup(int soc, char *file) </text:p>
      <text:p text:style-name="P9">{</text:p>
      <text:p text:style-name="P9"><text:s/><text:tab/>close(soc); </text:p>
      <text:p text:style-name="P6"><text:span text:style-name="T2"><text:tab/></text:span><text:span text:style-name="T1">unlink(file); </text:span></text:p>
      <text:p text:style-name="P8">} </text:p>
      <text:p text:style-name="P8">int main() </text:p>
      <text:p text:style-name="P8">{ </text:p>
      <text:p text:style-name="P8"><text:tab/>int soc; </text:p>
      <text:p text:style-name="P8"><text:tab/>char buf[64]; </text:p>
      <text:p text:style-name="P8"><text:tab/>struct sockaddr_un self={AF_UNIX, "Mysocket"}; </text:p>
      <text:p text:style-name="P8"><text:tab/>struct sockaddr_un peer; </text:p>
      <text:p text:style-name="P8"><text:tab/>int n, len; </text:p>
      <text:p text:style-name="P8"><text:tab/>soc = socket(AF_UNIX, SOCK_DGRAM, 0); </text:p>
      <text:p text:style-name="P8"><text:tab/>n = bind(soc, &amp;self, sizeof(self)); </text:p>
      <text:p text:style-name="P8"><text:tab/>if ( n &lt; 0 ) </text:p>
      <text:p text:style-name="P8"><text:soft-page-break/><text:tab/>{ </text:p>
      <text:p text:style-name="P8"><text:tab/><text:tab/>fprintf(stderr, "bind failed\n"); </text:p>
      <text:p text:style-name="P8"><text:tab/><text:tab/>exit(1); </text:p>
      <text:p text:style-name="P8"><text:tab/>} </text:p>
      <text:p text:style-name="P8"><text:tab/>n = recvfrom(soc, buf, sizeof(buf),0, &amp;peer, &amp;len); </text:p>
      <text:p text:style-name="P8"><text:tab/>if ( n &lt; 0 ) </text:p>
      <text:p text:style-name="P8"><text:tab/>{ </text:p>
      <text:p text:style-name="P8"><text:tab/><text:tab/>fprintf(stderr, "recvfrom failed\n"); </text:p>
      <text:p text:style-name="P8"><text:tab/><text:tab/>cleanup(soc, self.sun_path); </text:p>
      <text:p text:style-name="P8"><text:tab/><text:tab/>exit(1); </text:p>
      <text:p text:style-name="P8"><text:tab/>} </text:p>
      <text:p text:style-name="P8"/>
      <text:p text:style-name="P8"><text:tab/>buf[n] = '\0'; </text:p>
      <text:p text:style-name="P8"><text:tab/>printf("receiver: %s\n", buf); </text:p>
      <text:p text:style-name="P8"><text:tab/>cleanup(soc, self.sun_path); </text:p>
      <text:p text:style-name="P8"><text:tab/>return(0); </text:p>
      <text:p text:style-name="P8">}</text:p>
      <text:p text:style-name="P8"/>
      <text:p text:style-name="P8"/>
      <text:p text:style-name="P10">okuu@Reiuiji ~/Dropbox/UMD/Semester#3/ECE-257/Homework/HW#8 $ ./Receiver-Mysocket.out &amp; ./Send-Mysocket.o items.txt </text:p>
      <text:p text:style-name="P11">[1] 20527 </text:p>
      <text:p text:style-name="P11">Sender: 27 characters sent! </text:p>
      <text:p text:style-name="P11">receiver: cake, turkey, and stuffing </text:p>
      <text:p text:style-name="P11"/>
      <text:p text:style-name="P11">[1]+ <text:s/>Done <text:s text:c="19"/>./Receiver-Mysocket.out</text:p>
      <text:p text:style-name="P8"/>
      <text:p text:style-name="P8"/>
      <text:p text:style-name="Standard"/>
      <text:list xml:id="list832730565" text:continue-numbering="true" text:style-name="WW8Num2">
        <text:list-item>
          <text:p text:style-name="P12">Demonstrate that your client can request the items placed by the server into Mysocket and sort them.</text:p>
        </text:list-item>
      </text:list>
      <text:p text:style-name="Standard"/>
      <text:p text:style-name="P15">[two files: one server, one client]</text:p>
      <text:p text:style-name="P15">/*Server-Mysocket-5.c*/ </text:p>
      <text:p text:style-name="P15">#include &lt;sys/types.h&gt; </text:p>
      <text:p text:style-name="P15">#include &lt;stdio.h&gt; </text:p>
      <text:p text:style-name="P15">#include &lt;stdlib.h&gt; </text:p>
      <text:p text:style-name="P15">#include &lt;sys/socket.h&gt; </text:p>
      <text:p text:style-name="P15">#include &lt;sys/un.h&gt; </text:p>
      <text:p text:style-name="P15">#define MAX_Length 256 </text:p>
      <text:p text:style-name="P15">int main(int argc, char* argv[]) </text:p>
      <text:p text:style-name="P15">{ </text:p>
      <text:p text:style-name="P15"><text:tab/>int soc, ns, k; </text:p>
      <text:p text:style-name="P15"><text:tab/>char buf[MAX_Length],Data[MAX_Length]; </text:p>
      <text:p text:style-name="P16"><text:tab/>struct sockaddr_un self = {AF_UNIX, "Mysocket"}; </text:p>
      <text:p text:style-name="P15"><text:tab/>struct sockaddr_un peer = {AF_UNIX}; </text:p>
      <text:p text:style-name="P15"><text:tab/>FILE *file; </text:p>
      <text:p text:style-name="P15"/>
      <text:p text:style-name="P15"><text:tab/>if(argc != 2) </text:p>
      <text:p text:style-name="P15"><text:tab/>{ </text:p>
      <text:p text:style-name="P15"><text:tab/><text:tab/>printf("[Usage]: %s (file with items)\n",argv[0]); </text:p>
      <text:p text:style-name="P15"><text:soft-page-break/><text:tab/><text:tab/>return 0; </text:p>
      <text:p text:style-name="P15"><text:tab/>} </text:p>
      <text:p text:style-name="P15"><text:tab/>if((file=fopen(argv[1],"rt")) == NULL) </text:p>
      <text:p text:style-name="P15"><text:tab/>{ </text:p>
      <text:p text:style-name="P15"><text:tab/><text:tab/>printf("Error with file\n"); </text:p>
      <text:p text:style-name="P15"><text:tab/><text:tab/>exit(0); </text:p>
      <text:p text:style-name="P15"><text:tab/>} </text:p>
      <text:p text:style-name="P15"><text:tab/>fgets(Data, MAX_Length, file); </text:p>
      <text:p text:style-name="P15"><text:tab/>fclose(file); </text:p>
      <text:p text:style-name="P15"/>
      <text:p text:style-name="P15"><text:tab/>printf("Item List: %s",Data); </text:p>
      <text:p text:style-name="P15"/>
      <text:p text:style-name="P15"><text:tab/>int peer_len = sizeof(peer); </text:p>
      <text:p text:style-name="P15"><text:s text:c="2"/>/* set up listening socket soc */ </text:p>
      <text:p text:style-name="P15"><text:tab/>soc = socket(AF_UNIX, SOCK_STREAM, 0); </text:p>
      <text:p text:style-name="P15"><text:tab/>if (soc &lt; 0) </text:p>
      <text:p text:style-name="P15"><text:tab/>{ </text:p>
      <text:p text:style-name="P15"><text:tab/><text:tab/>perror("server:socket"); exit(1); </text:p>
      <text:p text:style-name="P15"><text:tab/>} </text:p>
      <text:p text:style-name="P15"><text:tab/>if (bind(soc, &amp;self, sizeof(self)) == -1) </text:p>
      <text:p text:style-name="P15"><text:tab/>{ </text:p>
      <text:p text:style-name="P15"><text:tab/><text:tab/>perror("server:bind"); close(soc); </text:p>
      <text:p text:style-name="P15"><text:tab/><text:tab/>exit(1); </text:p>
      <text:p text:style-name="P15"><text:tab/>} </text:p>
      <text:p text:style-name="P15"><text:tab/>listen(soc, 1); </text:p>
      <text:p text:style-name="P15">/* accept connection request */ </text:p>
      <text:p text:style-name="P15"><text:tab/>ns = accept(soc, &amp;peer, &amp;peer_len); </text:p>
      <text:p text:style-name="P15"><text:tab/>if (ns &lt; 0) </text:p>
      <text:p text:style-name="P15"><text:tab/>{ </text:p>
      <text:p text:style-name="P15"><text:tab/><text:tab/>perror("server:accept"); close(soc); </text:p>
      <text:p text:style-name="P15"><text:tab/><text:tab/>unlink(self.sun_path); <text:s text:c="4"/>exit(1); </text:p>
      <text:p text:style-name="P15"><text:tab/>} </text:p>
      <text:p text:style-name="P15"><text:s text:c="2"/>/* data transfer on connected socket ns */ </text:p>
      <text:p text:style-name="P15"><text:tab/>k = read(ns, buf, sizeof(buf)); </text:p>
      <text:p text:style-name="P15"><text:tab/>printf("SERVER RECEIVED: %s\n", buf); </text:p>
      <text:p text:style-name="P15"><text:tab/> </text:p>
      <text:p text:style-name="P15"><text:tab/>write(ns, Data, k); </text:p>
      <text:p text:style-name="P15"><text:tab/>close(ns); <text:s text:c="2"/>close(soc); </text:p>
      <text:p text:style-name="P15"><text:tab/>unlink(self.sun_path); return(0); </text:p>
      <text:p text:style-name="P15">}</text:p>
      <text:p text:style-name="P15"/>
      <text:p text:style-name="P15">/*Client-Mysocket-5.c*/ </text:p>
      <text:p text:style-name="P15">#include &lt;sys/types.h&gt; </text:p>
      <text:p text:style-name="P15">#include &lt;sys/socket.h&gt; </text:p>
      <text:p text:style-name="P15">#include &lt;sys/un.h&gt; </text:p>
      <text:p text:style-name="P15">#define MAX_Length 256 </text:p>
      <text:p text:style-name="P15">int sort(char* unsort); </text:p>
      <text:p text:style-name="P15"/>
      <text:p text:style-name="P15">int main() </text:p>
      <text:p text:style-name="P15"><text:soft-page-break/>{ </text:p>
      <text:p text:style-name="P15"><text:tab/>int soc; </text:p>
      <text:p text:style-name="P15"><text:tab/>char buf[MAX_Length]; </text:p>
      <text:p text:style-name="P15"><text:tab/>struct sockaddr_un self = {AF_UNIX, "clientsoc"}; </text:p>
      <text:p text:style-name="P16"><text:tab/>struct sockaddr_un peer = {AF_UNIX, "Mysocket"}; </text:p>
      <text:p text:style-name="P15"><text:tab/>soc = socket(AF_UNIX, SOCK_STREAM, 0); </text:p>
      <text:p text:style-name="P15"><text:tab/>bind(soc, &amp;self, sizeof(self)); </text:p>
      <text:p text:style-name="P15"/>
      <text:p text:style-name="P15"/>
      <text:p text:style-name="P15"><text:tab/>if (connect(soc, &amp;peer, sizeof(peer)) == -1) </text:p>
      <text:p text:style-name="P15"><text:tab/>{ </text:p>
      <text:p text:style-name="P15"><text:tab/><text:tab/>perror("client:connect"); close(soc); </text:p>
      <text:p text:style-name="P15"><text:tab/><text:tab/>unlink(self.sun_path); exit(1); </text:p>
      <text:p text:style-name="P15"><text:tab/>} </text:p>
      <text:p text:style-name="P15"><text:tab/>write(soc, "Client 1:request items", MAX_Length); </text:p>
      <text:p text:style-name="P15"><text:tab/>read(soc, buf, sizeof(buf)); </text:p>
      <text:p text:style-name="P15"><text:tab/>printf("SERVER replied: %s\n", buf); </text:p>
      <text:p text:style-name="P15"><text:tab/>close(soc); <text:s text:c="2"/>unlink(self.sun_path); </text:p>
      <text:p text:style-name="P15"><text:tab/>sort(buf); </text:p>
      <text:p text:style-name="P15"/>
      <text:p text:style-name="P15"><text:tab/>return(0); </text:p>
      <text:p text:style-name="P15">} </text:p>
      <text:p text:style-name="P15">//sort the items </text:p>
      <text:p text:style-name="P15">int sort(char* unsort) </text:p>
      <text:p text:style-name="P15">{ </text:p>
      <text:p text:style-name="P15"><text:tab/>int i=0,j=0,k=0,INDEX[100],tmp,t; </text:p>
      <text:p text:style-name="P15"><text:tab/>char sort[100][MAX_Length]={0}; </text:p>
      <text:p text:style-name="P15"><text:tab/>printf("unsorted %s", unsort); </text:p>
      <text:p text:style-name="P15"/>
      <text:p text:style-name="P15"><text:tab/>for(i=0;(unsort[i] != '\n');i++) </text:p>
      <text:p text:style-name="P15"><text:tab/>{ </text:p>
      <text:p text:style-name="P15"><text:tab/><text:tab/>if(unsort[i] == 32) </text:p>
      <text:p text:style-name="P15"><text:tab/><text:tab/>{ </text:p>
      <text:p text:style-name="P15"><text:tab/><text:tab/> <text:s text:c="3"/>sort[j][k] = '\0'; </text:p>
      <text:p text:style-name="P15"><text:tab/><text:tab/><text:tab/>j++; </text:p>
      <text:p text:style-name="P15"><text:tab/><text:tab/><text:tab/>k=0; </text:p>
      <text:p text:style-name="P15"><text:tab/><text:tab/>} </text:p>
      <text:p text:style-name="P15"><text:tab/><text:tab/>else </text:p>
      <text:p text:style-name="P15"><text:tab/><text:tab/>{ </text:p>
      <text:p text:style-name="P15"><text:s text:c="12"/>sort[j][k] = unsort[i]; </text:p>
      <text:p text:style-name="P15"><text:s text:c="12"/>k++; </text:p>
      <text:p text:style-name="P15"><text:tab/><text:tab/>} </text:p>
      <text:p text:style-name="P15"><text:tab/>} </text:p>
      <text:p text:style-name="P15"/>
      <text:p text:style-name="P15"><text:s text:c="4"/>for(i=0;i&lt;100;i++) </text:p>
      <text:p text:style-name="P15"><text:s text:c="8"/>INDEX[i]=i; </text:p>
      <text:p text:style-name="P15"><text:s text:c="4"/>for(i=0;i&lt;j;i++) </text:p>
      <text:p text:style-name="P15"><text:s text:c="4"/>{ </text:p>
      <text:p text:style-name="P15"><text:s text:c="8"/>for(k=0;k&lt;j;k++) </text:p>
      <text:p text:style-name="P15"><text:soft-page-break/><text:s text:c="8"/>{ </text:p>
      <text:p text:style-name="P15"><text:tab/><text:tab/>t=strncmp(sort[INDEX[j]],sort[INDEX[j+1]],20); </text:p>
      <text:p text:style-name="P15"><text:s text:c="8"/>if(t&gt;0) </text:p>
      <text:p text:style-name="P15"><text:s text:c="12"/>{ </text:p>
      <text:p text:style-name="P15"><text:s text:c="12"/>tmp=INDEX[j]; </text:p>
      <text:p text:style-name="P15"><text:s text:c="12"/>INDEX[j]=INDEX[j+1]; </text:p>
      <text:p text:style-name="P15"><text:s text:c="12"/>INDEX[j+1]=tmp; </text:p>
      <text:p text:style-name="P15"><text:s text:c="12"/>} </text:p>
      <text:p text:style-name="P15"><text:s text:c="8"/>} </text:p>
      <text:p text:style-name="P15"><text:s text:c="4"/>} </text:p>
      <text:p text:style-name="P15"><text:s text:c="4"/>printf("\nsorted: "); </text:p>
      <text:p text:style-name="P15"><text:tab/>for(i=0;i&lt;=j;i++) </text:p>
      <text:p text:style-name="P15"><text:tab/>{ </text:p>
      <text:p text:style-name="P15"><text:tab/><text:tab/>printf("%s ",sort[INDEX[i+1]-1]); </text:p>
      <text:p text:style-name="P15"><text:tab/>} </text:p>
      <text:p text:style-name="P15"><text:tab/>printf("\n"); </text:p>
      <text:p text:style-name="P1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xi Sans1" svg:font-family="'Luxi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uxi Sans" svg:font-family="'Luxi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AR PL KaitiM GB" style:font-size-asian="10.5pt" style:language-asian="zxx" style:country-asian="none" style:font-name-complex="Luxi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KaitiM GB" style:font-size-asian="14pt" style:font-name-complex="Luxi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xi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xi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xi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style:contextual-spacing="false" fo:text-indent="0in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" text:consecutive-numbering="true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_34_01917251" style:display-name="401917251" text:consecutive-numbering="true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Header">
      <style:paragraph-properties fo:margin-left="-0.239in" fo:margin-right="-0.2228in" fo:text-align="center" style:justify-single-word="false" fo:text-indent="0in" style:auto-text-indent="false"/>
    </style:style>
    <style:style style:name="MP4" style:family="paragraph" style:parent-style-name="Header">
      <style:paragraph-properties fo:text-align="end" style:justify-single-word="false"/>
    </style:style>
    <style:style style:name="MSect1" style:family="section">
      <style:section-properties text:dont-balance-text-columns="false" style:editable="false">
        <style:columns fo:column-count="3">
          <style:column style:rel-width="1440*" fo:start-indent="0in" fo:end-indent="0in"/>
          <style:column style:rel-width="6754*" fo:start-indent="0in" fo:end-indent="0in"/>
          <style:column style:rel-width="1444*" fo:start-indent="0in" fo:end-indent="0in"/>
        </style:columns>
      </style:section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Daniel Noyes</text:p>
          <text:p text:style-name="MP1"/>
          <text:p text:style-name="MP2">ECE 257 Homework set #8</text:p>
          <text:p text:style-name="MP3"/>
          <text:p text:style-name="MP4">Page: <text:page-number text:select-page="current">7</text:page-number>/<text:page-count>7</text:page-count></text:p>
          <text:p text:style-name="MP4"/>
        </text:section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iuiji </meta:initial-creator>
    <meta:creation-date>2012-09-09T14:50:18</meta:creation-date>
    <dc:date>2012-11-27T01:08:47</dc:date>
    <dc:creator>Reiuiji </dc:creator>
    <meta:editing-duration>PT14H52M42S</meta:editing-duration>
    <meta:editing-cycles>55</meta:editing-cycles>
    <meta:generator>LibreOffice/3.6$Linux_X86_64 LibreOffice_project/360m1$Build-2</meta:generator>
    <meta:document-statistic meta:table-count="0" meta:image-count="0" meta:object-count="0" meta:page-count="7" meta:paragraph-count="276" meta:word-count="758" meta:character-count="6328" meta:non-whitespace-character-count="5196"/>
  </office:meta>
</office:document-meta>
</file>